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AD0000013B598BD0478A14E38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text-properties officeooo:rsid="001cb89c" officeooo:paragraph-rsid="001cb89c"/>
    </style:style>
    <style:style style:name="P3" style:family="paragraph" style:parent-style-name="Standard">
      <style:paragraph-properties fo:text-align="start" style:justify-single-word="false" style:writing-mode="lr-tb"/>
      <style:text-properties officeooo:paragraph-rsid="001e8758"/>
    </style:style>
    <style:style style:name="P4" style:family="paragraph" style:parent-style-name="Standard" style:list-style-name="WW8Num1">
      <style:paragraph-properties fo:text-align="start" style:justify-single-word="false" style:writing-mode="lr-tb"/>
      <style:text-properties officeooo:rsid="001e8758" officeooo:paragraph-rsid="001e8758"/>
    </style:style>
    <style:style style:name="P5" style:family="paragraph" style:parent-style-name="Standard">
      <style:paragraph-properties fo:text-align="start" style:justify-single-word="false" style:writing-mode="lr-tb"/>
      <style:text-properties officeooo:rsid="001e8758" officeooo:paragraph-rsid="001e8758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rsid="001e8758" officeooo:paragraph-rsid="001e8758"/>
    </style:style>
    <style:style style:name="P7" style:family="paragraph" style:parent-style-name="Standard" style:list-style-name="WW8Num2">
      <style:paragraph-properties fo:text-align="start" style:justify-single-word="false" style:writing-mode="lr-tb"/>
      <style:text-properties officeooo:rsid="001e8758" officeooo:paragraph-rsid="001e8758"/>
    </style:style>
    <style:style style:name="P8" style:family="paragraph" style:parent-style-name="Standard" style:list-style-name="WW8Num2">
      <style:paragraph-properties fo:text-align="start" style:justify-single-word="false" style:writing-mode="lr-tb"/>
      <style:text-properties officeooo:rsid="001f7cd9" officeooo:paragraph-rsid="001f7cd9"/>
    </style:style>
    <style:style style:name="P9" style:family="paragraph" style:parent-style-name="Standard" style:list-style-name="WW8Num2">
      <style:paragraph-properties fo:text-align="start" style:justify-single-word="false" style:writing-mode="lr-tb"/>
      <style:text-properties officeooo:rsid="002018a1" officeooo:paragraph-rsid="002018a1"/>
    </style:style>
    <style:style style:name="P10" style:family="paragraph" style:parent-style-name="Standard" style:list-style-name="L1">
      <style:paragraph-properties fo:text-align="start" style:justify-single-word="false" style:writing-mode="lr-tb"/>
      <style:text-properties officeooo:rsid="002018a1" officeooo:paragraph-rsid="002018a1"/>
    </style:style>
    <style:style style:name="T1" style:family="text">
      <style:text-properties officeooo:rsid="001e8758"/>
    </style:style>
    <style:style style:name="T2" style:family="text">
      <style:text-properties style:use-window-font-color="true" loext:opacity="0%" style:font-name="Liberation Serif1" fo:font-size="12pt" fo:language="fr" fo:country="FR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officeooo:rsid="002018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tage <text:span text:style-name="T1">Ada Okanu</text:span></text:p>
      <text:p text:style-name="Title">Notes de la visio du 07/03/2025</text:p>
      <text:p text:style-name="P2">Daniel Boucon, 08/03/2025</text:p>
      <text:p text:style-name="P1"/>
      <text:h text:style-name="Heading_20_1" text:outline-level="1">Actions effectuées :</text:h>
      <text:list xml:id="list3371373448" text:style-name="WW8Num1">
        <text:list-item>
          <text:p text:style-name="P4">Le serveur Postgres est installé et fonctionne</text:p>
        </text:list-item>
        <text:list-item>
          <text:p text:style-name="P4">Sa configuration est en cours (voir l’erreur actuelle)</text:p>
        </text:list-item>
        <text:list-item>
          <text:p text:style-name="P4">Le serveur Tomcat est installé</text:p>
        </text:list-item>
      </text:list>
      <text:p text:style-name="P1"/>
      <text:h text:style-name="Heading_20_1" text:outline-level="1">Situation du projet :</text:h>
      <text:p text:style-name="P3">Le projet <text:span text:style-name="T1">avance bien. </text:span></text:p>
      <text:p text:style-name="P5"/>
      <text:p text:style-name="P3"><text:span text:style-name="T1">Il est </text:span><text:span text:style-name="T3">probable</text:span><text:span text:style-name="T1"> que certains aspects définitifs de l’installation, en particulier le fait d’avoir une instance ALGEM opérationnelle sur la machine ou de réussir à effectuer un build ALGEM avec succès, soient difficile à mener à bien pour plusieurs raisons :</text:span></text:p>
      <text:list xml:id="list3362988682" text:style-name="L1">
        <text:list-item>
          <text:p text:style-name="P6">m<text:span text:style-name="T2">ême avec les bonnes informations, il est probable qu’il y ait un peu de tâtonnements dans les manipulations à effectuer</text:span></text:p>
        </text:list-item>
        <text:list-item>
          <text:p text:style-name="P6"><text:span text:style-name="T2">certains informations sensibles, qu’on ne souhaite pas diffuser, risquent d’être nécessaires.</text:span></text:p>
        </text:list-item>
        <text:list-item>
          <text:p text:style-name="P10"><text:span text:style-name="T2">Certains outils, tels que Maven, ne sont pas connus d’Adamais surtout nécessitent un peu de temps pour les appréhender, donc hors projet.</text:span></text:p>
        </text:list-item>
      </text:list>
      <text:p text:style-name="P1"/>
      <text:h text:style-name="Heading_20_1" text:outline-level="1">Actions à faire :</text:h>
      <text:list xml:id="list4228686024" text:style-name="WW8Num2">
        <text:list-item>
          <text:p text:style-name="P7">Finaliser la configuration de Postgres</text:p>
        </text:list-item>
        <text:list-item>
          <text:p text:style-name="P8">Démontrer son bon fonctionnement en chargeant une base ALGEM vide (script fourni par Daniel dès que possible)</text:p>
        </text:list-item>
        <text:list-item>
          <text:p text:style-name="P7">Configurer et faire fonctionner le serveur Tomcat, avec une application vanille (terme usuel pour dire « bidon » ou «  de simulation » ou « d’exemple »</text:p>
          <text:list>
            <text:list-item>
              <text:p text:style-name="P7">Rechercher une telle application, l’installer et la faire fonctionner.</text:p>
            </text:list-item>
          </text:list>
        </text:list-item>
        <text:list-item>
          <text:p text:style-name="P9">Accessoirement, rapatrier avec git les dépôts distants des projets algem et algem-web, <text:line-break/>pour l’instant depuis github (sources ALGEM plus à jour mais peu importe), depuis les URLs : </text:p>
          <text:list>
            <text:list-item>
              <text:p text:style-name="P9"><text:a xlink:type="simple" xlink:href="https://github.com/musictang/algem" text:style-name="Internet_20_link" text:visited-style-name="Visited_20_Internet_20_Link">https://github.com/musictang/algem</text:a></text:p>
            </text:list-item>
            <text:list-item>
              <text:p text:style-name="P9"><text:a xlink:type="simple" xlink:href="https://github.com/musictang/algem-web-app" text:style-name="Internet_20_link" text:visited-style-name="Visited_20_Internet_20_Link">https://github.com/musictang/algem-web-app</text:a></text:p>
            </text:list-item>
          </text:list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fr" fo:country="FR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WW8Num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0.176cm" svg:y="-1.393cm" svg:width="2.439cm" svg:height="1.792cm" draw:z-index="0"><draw:image xlink:href="Pictures/10000001000001AD0000013B598BD0478A14E38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BOUCON</meta:initial-creator>
    <meta:creation-date>2025-03-08T13:31:03.178098600</meta:creation-date>
    <dc:creator>Daniel BOUCON</dc:creator>
    <dc:date>2025-03-08T15:54:11.009257397</dc:date>
    <meta:editing-cycles>4</meta:editing-cycles>
    <meta:editing-duration>PT10M33S</meta:editing-duration>
    <meta:generator>LibreOffice/7.3.7.2$Linux_X86_64 LibreOffice_project/30$Build-2</meta:generator>
    <meta:document-statistic meta:table-count="0" meta:image-count="1" meta:object-count="0" meta:page-count="1" meta:paragraph-count="22" meta:word-count="243" meta:character-count="1528" meta:non-whitespace-character-count="1316"/>
  </office:meta>
</office:document-meta>
</file>